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4906601526465497562" text:style-name="L1">
              <text:list-item>
                <text:p text:style-name="P7"><text:span text:style-name="T4">Daniel Bersenkowitsch (Schreiber), </text:span><text:tab/><text:tab/> </text:p>
              </text:list-item>
              <text:list-item>
                <text:p text:style-name="P7">Andreas Denkmayr, <text:span text:style-name="T5"><text:tab/><text:tab/> </text:span></text:p>
              </text:list-item>
              <text:list-item>
                <text:p text:style-name="P7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/>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5976503046394900533" text:style-name="L2">
              <text:list-item>
                <text:p text:style-name="P8">Codereview</text:p>
              </text:list-item>
              <text:list-item>
                <text:p text:style-name="P8">Konzept zur Ausarbeitung eines Trainingsplans</text:p>
              </text:list-item>
              <text:list-item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Das neue Design der Applikation gefällt dem Betreuungslehrer.</text:p>
            <text:p text:style-name="P2">Codereview wurde gemacht.</text:p>
            <text:p text:style-name="P2"/>
            <text:p text:style-name="P2"/>
            <text:p text:style-name="P2">Nächste Iterationen:</text:p>
            <text:p text:style-name="P2">• Datenkonstrukt des Trainingsplans und mit dem Algorithmus beginnen zu coden.</text:p>
            <text:p text:style-name="P2">• Landscapemode bei Trainingssession konfigurieren.</text:p>
            <text:p text:style-name="P2">• Playlistmanagement</text:p>
            <text:p text:style-name="P2">• Paketdiagramm erstellen</text:p>
            <text:p text:style-name="P2">• Datenbank nur anfüllen wenn sie inkonsistent ist</text:p>
            <text:p text:style-name="P2"/>
            <text:p text:style-name="P2">Databinding nicht verwenden, da es keinen Verwendungszweck bei uns hat, Databinding verwendet man wenn sich Daten von Kontrollelementen zur Laufzeit verändern. Dies ist bei dieser Applikation nicht der Fall.</text:p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Diplomarbeitsbesprechung</text:span><text:tab/><text:tab/><text:span text:style-name="MT2">Protokoll vom </text:span><text:span text:style-name="MT2"><text:date style:data-style-name="N37" text:date-value="2016-01-29T15:54:47.99">29.01.16</text:date>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1-29T15:54:48</dc:date>
    <meta:editing-duration>P1DT2H45M36S</meta:editing-duration>
    <meta:editing-cycles>15</meta:editing-cycles>
    <meta:generator>OpenOffice.org/3.4.1$Unix OpenOffice.org_project/341m1$Build-9593</meta:generator>
    <meta:document-statistic meta:table-count="1" meta:image-count="0" meta:object-count="0" meta:page-count="1" meta:paragraph-count="22" meta:word-count="102" meta:character-count="803"/>
  </office:meta>
</office:document-meta>
</file>